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Footer">
      <style:text-properties officeooo:rsid="005bae1e" officeooo:paragraph-rsid="005bae1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Text_20_body">
      <style:paragraph-properties fo:line-height="150%"/>
      <style:text-properties fo:font-weight="bold" officeooo:rsid="005bae1e" officeooo:paragraph-rsid="005bae1e" style:font-weight-asian="bold" style:font-weight-complex="bold"/>
    </style:style>
    <style:style style:name="P5" style:family="paragraph" style:parent-style-name="Heading_20_1">
      <style:paragraph-properties fo:line-height="150%"/>
      <style:text-properties style:font-name="Liberation Sans" officeooo:rsid="005bae1e" officeooo:paragraph-rsid="005bae1e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b27e0" officeooo:paragraph-rsid="00590236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b27e0" officeooo:paragraph-rsid="005bae1e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b27e0" officeooo:paragraph-rsid="005bae1e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b27e0" officeooo:paragraph-rsid="005bae1e" style:font-name-asian="Liberation Serif" style:font-size-asian="14pt" style:font-weight-asian="bold" style:font-name-complex="Liberation Serif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5bae1e"/>
    </style:style>
    <style:style style:name="T3" style:family="text">
      <style:text-properties fo:font-size="14pt" fo:font-weight="normal" officeooo:rsid="005b27e0" style:font-name-asian="Liberation Serif" style:font-size-asian="14pt" style:font-weight-asian="normal" style:font-name-complex="Liberation Serif" style:font-size-complex="14pt" style:font-weight-complex="normal"/>
    </style:style>
    <style:style style:name="T4" style:family="text">
      <style:text-properties style:font-name="Liberation Sans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5" style:family="text">
      <style:text-properties style:font-name="Liberation Sans" fo:font-size="14pt" fo:font-weight="normal" officeooo:rsid="005b27e0" style:font-name-asian="Liberation Serif" style:font-size-asian="14pt" style:font-weight-asian="normal" style:font-name-complex="Liberation Serif" style:font-size-complex="14pt" style:font-weight-complex="normal"/>
    </style:style>
    <style:style style:name="T6" style:family="text">
      <style:text-properties style:font-name="Liberation Sans" fo:font-size="14pt" style:font-name-asian="Liberation Serif" style:font-size-asian="14pt" style:font-name-complex="Liberation Serif" style:font-size-complex="14pt"/>
    </style:style>
    <style:style style:name="T7" style:family="text">
      <style:text-properties style:font-name="Liberation Sans" fo:font-size="14pt" officeooo:rsid="005b27e0" style:font-name-asian="Liberation Serif" style:font-size-asian="14pt" style:font-name-complex="Liberation Serif" style:font-size-complex="14pt"/>
    </style:style>
    <style:style style:name="T8" style:family="text">
      <style:text-properties style:text-position="sub 58%"/>
    </style:style>
    <style:style style:name="T9" style:family="text">
      <style:text-properties style:text-position="sub 58%" fo:font-size="14pt" fo:font-weight="normal" officeooo:rsid="005b27e0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bae1e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jectif<text:span text:style-name="T10"> : </text:span><text:span text:style-name="T11">Découvrir qui se cache derrière cette figure</text:span></text:p>
      <text:h text:style-name="P5" text:outline-level="1">Consignes</text:h>
      <text:h text:style-name="P5" text:outline-level="1"><text:span text:style-name="T3">On donne les points A, B, C, D, E, G, I, K, L, M, N, P, Q, T, Y, Z et B</text:span><text:span text:style-name="T9">1</text:span><text:span text:style-name="T3">.</text:span></text:h>
      <text:p text:style-name="P4"><text:span text:style-name="T7">A</text:span><text:span text:style-name="T6">u crayon papier</text:span></text:p>
      <text:list xml:id="list3603580005" text:style-name="L2">
        <text:list-item>
          <text:p text:style-name="P6">Tracer la droite (AB).</text:p>
        </text:list-item>
        <text:list-item>
          <text:p text:style-name="P6"><text:span text:style-name="T2">T</text:span>racer la demi-droite [CE). <text:span text:style-name="T2">E</text:span>lle coupe la droite (AB) en F.</text:p>
        </text:list-item>
        <text:list-item>
          <text:p text:style-name="P7">Tracer la demi-droite [CG). <text:span text:style-name="T2">E</text:span>lle coupe la droite (AB) en H.</text:p>
        </text:list-item>
        <text:list-item>
          <text:p text:style-name="P7">Tracer la droite (MN).</text:p>
        </text:list-item>
        <text:list-item>
          <text:p text:style-name="P6">Tracer le segment [ID]. <text:span text:style-name="T2">I</text:span>l coupe la droite (MN) en J.</text:p>
        </text:list-item>
        <text:list-item>
          <text:p text:style-name="P6">Tracer le segment [KD]. <text:span text:style-name="T2">I</text:span>l coupe la droite (MN) en O.</text:p>
        </text:list-item>
        <text:list-item>
          <text:p text:style-name="P6">Tracer la demi-droite [IB<text:span text:style-name="T8">1</text:span>).</text:p>
        </text:list-item>
        <text:list-item>
          <text:p text:style-name="P6">Tracer la demi-droite [KP). <text:span text:style-name="T2">E</text:span>lle coupe la demi-droite [IB1) en V.</text:p>
        </text:list-item>
        <text:list-item>
          <text:p text:style-name="P6">Tracer le segment [B<text:span text:style-name="T8">1</text:span>P].</text:p>
        </text:list-item>
        <text:list-item>
          <text:p text:style-name="P6">Tracer la droite (EA). <text:span text:style-name="T2">E</text:span>lle coupe le segment [B<text:span text:style-name="T8">1</text:span>P] en U.</text:p>
        </text:list-item>
        <text:list-item>
          <text:p text:style-name="P6">Tracer la demi-droite [QU). <text:span text:style-name="T2">E</text:span>lle coupe le segment [IV] en W.</text:p>
        </text:list-item>
        <text:list-item>
          <text:p text:style-name="P6"><text:span text:style-name="T2">T</text:span>racer la demi-droite [QL). <text:span text:style-name="T2">E</text:span>lle coupe le segment [IV] en R.</text:p>
        </text:list-item>
        <text:list-item>
          <text:p text:style-name="P7">Tracer la demi-droite [DA), elle coupe le segment [IV] en S.</text:p>
        </text:list-item>
      </text:list>
      <text:p text:style-name="P8"/>
      <text:p text:style-name="P9">Au feutre noir</text:p>
      <text:list xml:id="list225054478934931" text:continue-numbering="true" text:style-name="L2">
        <text:list-item>
          <text:p text:style-name="P6">Tracer le chemin reliant les points EGHZFE</text:p>
        </text:list-item>
        <text:list-item>
          <text:p text:style-name="P6">Tracer le chemin reliant les points JOKVIJ</text:p>
        </text:list-item>
        <text:list-item>
          <text:p text:style-name="P6">Tracer le chemin reliant les points NBALQP</text:p>
        </text:list-item>
        <text:list-item>
          <text:p text:style-name="P6">Tracer les segments [MR], [B<text:span text:style-name="T8">1</text:span>U], [UT], [TS], [WY]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currency-style style:name="N12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9P0"/>
    </number:currency-style>
    <number:date-style style:name="N12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5P0"/>
    </number:currency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1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currency-style style:name="N11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month number:calendar="jewish" number:style="long" number:textual="true"/>
      <number:text> </number:text>
      <number:year number:calendar="jewish" number:style="long"/>
    </number:date-style>
    <number:date-style style:name="N11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date-style style:name="N117">
      <number:month number:calendar="jewish" number:style="long" number:textual="true"/>
      <number:text> </number:text>
      <number:day number:calendar="jewish"/>
    </number:date-style>
    <number:date-style style:name="N11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 number:calendar="jewish"/>
      <number:text> </number:text>
      <number:month number:calendar="jewish" number:style="long" number:textual="true"/>
    </number:date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P2" style:family="paragraph" style:parent-style-name="Footer">
      <style:text-properties officeooo:rsid="005bae1e" officeooo:paragraph-rsid="005bae1e"/>
    </style:style>
    <style:style style:name="MT1" style:family="text">
      <style:text-properties style:text-position="super 58%"/>
    </style:style>
    <style:style style:name="MT2" style:family="text">
      <style:text-properties officeooo:rsid="005bae1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Qui est-ce ?</text:span><text:tab/>2<text:span text:style-name="MT2">0/10/2023</text:span></text:p>
      </style:header>
      <style:footer>
        <text:p text:style-name="MP2">Source : https://pedagogie.ac-montpellier.fr/sites/default/files/math_2020_ap_fiche_presentation_programmes_de_construction.pdf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22:50:53.172813149</dc:date>
    <meta:editing-duration>PT11H24M28S</meta:editing-duration>
    <meta:editing-cycles>52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207" meta:character-count="1135" meta:non-whitespace-character-count="969"/>
  </office:meta>
</office:document-meta>
</file>